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text-properties fo:font-style="normal" fo:font-weight="normal" style:font-style-asian="normal" style:font-weight-asian="normal" style:font-style-complex="normal" style:font-weight-complex="normal"/>
    </style:style>
    <style:style style:name="P9" style:family="paragraph" style:parent-style-name="Text_20_body" style:list-style-name="L2">
      <style:text-properties fo:font-style="normal" fo:font-weight="normal" style:font-style-asian="normal" style:font-weight-asian="normal" style:font-style-complex="normal" style:font-weight-complex="normal"/>
    </style:style>
    <style:style style:name="P10" style:family="paragraph" style:parent-style-name="Text_20_body" style:list-style-name="L1"/>
    <style:style style:name="P11" style:family="paragraph" style:parent-style-name="Heading_20_1">
      <style:paragraph-properties fo:text-align="center" style:justify-single-word="false"/>
    </style:style>
    <style:style style:name="P12" style:family="paragraph" style:parent-style-name="Heading_20_3">
      <style:paragraph-properties fo:text-align="center" style:justify-single-word="false"/>
    </style:style>
    <style:style style:name="P13" style:family="paragraph" style:parent-style-name="Heading_20_3">
      <style:text-properties fo:font-style="normal" style:font-style-asian="normal" style:font-style-complex="normal"/>
    </style:style>
    <style:style style:name="P14" style:family="paragraph" style:parent-style-name="Heading_20_2">
      <style:paragraph-properties fo:text-align="center" style:justify-single-word="false"/>
      <style:text-properties fo:font-style="normal"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Buffer Overflow Vulnerability Lab</text:h>
      <text:h text:style-name="P14" text:outline-level="2">CS5460 Assignment 5 Due: October 25 2017</text:h>
      <text:h text:style-name="P12" text:outline-level="3">Austin Derbique A01967241</text:h>
      <text:p text:style-name="P5"/>
      <text:h text:style-name="P13" text:outline-level="3">3.One-Way Hash Lab</text:h>
      <text:p text:style-name="P4">3.1 Task 1: Generating Message Digest and MAC</text:p>
      <text:p text:style-name="P3">For this task, I used file.txt in directory part3/task1 and used various digest types piped to respective files. These are the results:</text:p>
      <text:p text:style-name="P3">MD5(file.txt)= f14882493b0fa1029a262104653eeb40 </text:p>
      <text:p text:style-name="P3">SHA1(file.txt)= 0910445d87bda7c321c7328c6e5cf1372973c26c </text:p>
      <text:p text:style-name="P3">SHA256(file.txt)= 2611f3e1ac900fcecf3dafb0b40d5f974e12816f849c94b09720b59e1d538d56 </text:p>
      <text:p text:style-name="P3"/>
      <text:p text:style-name="P3">The SHA256 hashing digest is longer than the others. Additionally, SHA1 is longer than MD5.</text:p>
      <text:p text:style-name="P2"/>
      <text:p text:style-name="P6">3.2 Task 2: Keyed Hash and HMAC</text:p>
      <text:p text:style-name="P1">located inside of part3/task2</text:p>
      <text:p text:style-name="P1">SHORT HMAC-MD5(file.txt)= e583d79a56746f06bc315cdb5136c2f3 </text:p>
      <text:p text:style-name="P1">LONG <text:s/>HMAC-MD5(file.txt)= e583d79a56746f06bc315cdb5136c2f3 </text:p>
      <text:p text:style-name="P1">SHORT HMAC-SHA1(file.txt)= 4b8c77cf343eb0ae38e280394777fc2c4302423a </text:p>
      <text:p text:style-name="P1">LONG <text:s/>HMAC-SHA1(file.txt)= 4b8c77cf343eb0ae38e280394777fc2c4302423a </text:p>
      <text:p text:style-name="P1">SHORT HMAC-SHA256(file.txt)= fe2211327616452af9f8b7e7d360c9aff752ead7deb57a768340e3903f7b62ab </text:p>
      <text:p text:style-name="P1">LONG <text:s/>HMAC-SHA256(file.txt)= fe2211327616452af9f8b7e7d360c9aff752ead7deb57a768340e3903f7b62ab </text:p>
      <text:p text:style-name="P1">In this test, I gave the short digest a key of “abcdefg” and the long digest a key of “abcdefghijklmnopqrstuvwxyz”. Interestingly enough, the has comes out to be the same. This makes me believe that only a first set of bytes are used as the key. So In this case, the key size for HMAC doe not matter as only a certain amount of bytes from that key are used.</text:p>
      <text:p text:style-name="P6">3.3 Task 3: The Randomness of One-way Hash</text:p>
      <text:p text:style-name="P1">Located inside of part3/task3</text:p>
      <text:p text:style-name="P1">ORIG MD5(file.txt)= f14882493b0fa1029a262104653eeb40 </text:p>
      <text:p text:style-name="P1">MOD <text:s/>MD5(file.txt)= bb66183223dfb49f0d279f53433f289c </text:p>
      <text:p text:style-name="P1">ORIG SHA256(file.txt)= 2611f3e1ac900fcecf3dafb0b40d5f974e12816f849c94b09720b59e1d538d56 </text:p>
      <text:p text:style-name="P1"><text:soft-page-break/>MOD <text:s/>SHA256(file.txt)= 2b9b1a19a2f987a96880582acc209aa1bff7612eaccd08bced34a128769f62b9 </text:p>
      <text:p text:style-name="P1"/>
      <text:p text:style-name="P1">It is observed that after flipping one bit using bless, the hashes come out completely different.</text:p>
      <text:h text:style-name="P13" text:outline-level="3">4. Public Key Cryptography Lab</text:h>
      <text:p text:style-name="P6">4.1 Task 1: Become a Certificate Authority (CA)</text:p>
      <text:p text:style-name="P1">Task is complete. Please look at part4/task1/demoCA</text:p>
      <text:p text:style-name="P6">4.2 Task 2: Create a Certificate for PKILabServer.com</text:p>
      <text:p text:style-name="P1">Task is complete. Please look at part4/task/1/demoCA. The decrypted public/private key pair is named decrypted_server.key.txt. The certificate is signed and generated. Details are also available at generated_certificate_proof.txt.</text:p>
      <text:p text:style-name="P6">4.3 Task 3: Use PKI for Web Sites</text:p>
      <text:p text:style-name="P1">Before importing the certificate, I attempted to access PKILabServer.com and firefox blocked my attempt asking me to add an exception. After importing the ca.crt certificate, I had no such issue and the page loaded properly. The page that loaded appears to be all the different ciphers supported by the s_server binary. </text:p>
      <text:list xml:id="list20587419451" text:style-name="L1">
        <text:list-item>
          <text:p text:style-name="P8">I modified a single byte in server.pem and restarted the server. The only thing that changed was the master key. Everything else more or less stayed the same. The pages are saved as server_original.txt and server_modified.txt with a difference report stored in difference.txt</text:p>
        </text:list-item>
        <text:list-item>
          <text:p text:style-name="P10"><text:span text:style-name="T1">By going to the URL </text:span>https://localhost:4433<text:span text:style-name="T1"> , Firefox no longer recognizes the certifcate for that domain. After adding the exception, the page looks no different.</text:span></text:p>
        </text:list-item>
      </text:list>
      <text:p text:style-name="P6">4.4 Task 4: Establishing a TLS/SSL connection with server</text:p>
      <text:p text:style-name="P1">For task 4, I did my best to look at the given cpp files and see where the verifying checks are being made. I replaced all the files with what I generated in task two and continued with task 4. I also removed all the client checks in serv.cpp. In serv.cpp is commented where the corresponding checks are to verify the server certificate. It appears as the serv.cpp file is responsible for the key exchange as that's the one with the private key. I'm not sure entirely about this answer, but based on what I can see, the check occurs in line 80 when the private key is checked. Upon this, the key exchange renders true.</text:p>
      <text:p text:style-name="P6">4.5 Task 5: Performance Comparison: RSA versus AES</text:p>
      <text:p text:style-name="P1">Writing a script named test_enc_dec.py, <text:s/>encrypting message.txt and decrypting message_enc.txt 5000 times using 1024-bit RSA encryption and 128-bit AES. <text:s/>The results showed similar to the openssl speed tests of rsa and aes. It appears that by increasing the size of the key, RSA encryption/decryption slows down significantly more than AES encryption. For RSA, 512 bits goes from 48,875 verifies per second to 1,036 verifies per second. For 1024 bit encryption, RSA tackles 717 signs per second vs 1398 signs per second with AES. The table is below.</text:p>
      <text:p text:style-name="P1">sign <text:s text:c="3"/><text:tab/>verify <text:s text:c="3"/><text:tab/><text:tab/><text:tab/>sign/s<text:tab/>verify/s </text:p>
      <text:p text:style-name="P1">rsa <text:s/>512 bits 0.000249s 0.000020s <text:s text:c="2"/>4021.0 <text:s/>48875.4 </text:p>
      <text:p text:style-name="P1">rsa 1024 bits 0.001395s 0.000067s <text:s text:c="3"/>717.1 <text:s/>15035.2 </text:p>
      <text:p text:style-name="P1">rsa 2048 bits 0.009388s 0.000253s <text:s text:c="3"/>106.5 <text:s text:c="2"/>3956.4 </text:p>
      <text:p text:style-name="P1">rsa 4096 bits 0.066423s 0.000965s <text:s text:c="4"/>15.1 <text:s text:c="2"/>1036.1 </text:p>
      <text:p text:style-name="P3"><text:soft-page-break/>The 'numbers' are in 1000s of bytes per second processed. </text:p>
      <text:p text:style-name="P3">type <text:s text:c="12"/><text:tab/> <text:s/>16 bytes <text:s text:c="6"/>64 bytes <text:s text:c="6"/>256 bytes <text:s text:c="4"/>1024 bytes <text:s text:c="4"/>8192 bytes </text:p>
      <text:p text:style-name="P3">aes-128 cbc <text:s text:c="5"/>60175.48k <text:s text:c="3"/>67157.32k <text:s text:c="3"/>69192.43k <text:s text:c="2"/>139816.34k <text:s text:c="2"/>140931.54k </text:p>
      <text:p text:style-name="P3">aes-192 cbc <text:s text:c="5"/>50966.40k <text:s text:c="3"/>55251.75k <text:s text:c="3"/>57742.73k <text:s text:c="2"/>118236.77k <text:s text:c="2"/>120680.17k </text:p>
      <text:p text:style-name="P3">aes-256 cbc <text:s text:c="5"/>44533.25k <text:s text:c="3"/>48390.73k <text:s text:c="3"/>49036.34k <text:s text:c="2"/>102599.94k <text:s text:c="2"/>103615.80k</text:p>
      <text:p text:style-name="P3"/>
      <text:p text:style-name="P3"/>
      <text:p text:style-name="P6">4.6 Task 6: Create Digital Signature</text:p>
      <text:p text:style-name="P1">The commands used for this part are the following:</text:p>
      <text:list xml:id="list374032618" text:style-name="L2">
        <text:list-item>
          <text:p text:style-name="P9">Generating an RSA public/private key pair: openssl genrsa -aes128 -out server.key 1024</text:p>
        </text:list-item>
        <text:list-item>
          <text:p text:style-name="P9">Signing the SHA246 hash of example.txt into example.sha256: </text:p>
          <text:p text:style-name="P9">openssl dgst -sha256 example.txt &gt; example.sha256 </text:p>
          <text:p text:style-name="P9">openssl rsautl -sign -inkey server.key -keyform PEM -in example.sha256 &gt; example.signature.sha256</text:p>
        </text:list-item>
        <text:list-item>
          <text:p text:style-name="P9">verifying the digital signature in example.sha256 :</text:p>
          <text:p text:style-name="P9">openssl rsautl -verify -inkey server.key -keyform PEM -in example.signature.sha256</text:p>
        </text:list-item>
        <text:list-item>
          <text:p text:style-name="P9">Modifing example.txt and verifying digital signature again. I changed with bless and then repeated the steps. </text:p>
        </text:list-item>
      </text:list>
      <text:p text:style-name="P1">My observations is that doing everything as it's supposed to leads to a successful verification of example.txt but when modifying example.txt and verifying leads to a failure in verification of the digital signature.</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7:03:54</meta:creation-date>
    <dc:date>2017-10-25T11:36:00</dc:date>
    <meta:editing-duration>PT22M6S</meta:editing-duration>
    <meta:editing-cycles>3</meta:editing-cycles>
    <meta:generator>LibreOffice/3.5$Linux_x86 LibreOffice_project/350m1$Build-2</meta:generator>
    <meta:document-statistic meta:table-count="0" meta:image-count="0" meta:object-count="0" meta:page-count="3" meta:paragraph-count="59" meta:word-count="806" meta:character-count="5839" meta:non-whitespace-character-count="4956"/>
  </office:meta>
</office:document-meta>
</file>